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0e03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0e03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0e03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0e03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0e03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0e03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0e03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0e03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0e03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0e03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0e03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0e03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0e03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0e03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0e03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0e03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0e03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aron Alejandro Jimenez Corre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9/10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16809500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Carlos Ferrer Jimenez Mederic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503480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51.39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8" meta:character-count="1182" meta:non-whitespace-character-count="1013"/>
    <meta:template xlink:type="simple" xlink:actuate="onRequest" xlink:title="Normal" xlink:href=""/>
  </office:meta>
</office:document-meta>
</file>